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170.34mm" table:align="left" style:may-break-between-rows="true" style:writing-mode="lr-tb"/>
    </style:style>
    <style:style style:name="Tabel1.A" style:family="table-column">
      <style:table-column-properties style:column-width="45.77mm"/>
    </style:style>
    <style:style style:name="Tabel1.B" style:family="table-column">
      <style:table-column-properties style:column-width="124.57m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background-color="#ccffff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.B1" style:family="table-cell">
      <style:table-cell-properties style:vertical-align="top" fo:background-color="#ccffff" fo:padding="0.97mm" fo:border="0.05pt solid #000000" style:writing-mode="lr-tb">
        <style:background-image/>
      </style:table-cell-properties>
    </style:style>
    <style:style style:name="Tabel1.A2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2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Tabel1.A3" style:family="table-cell">
      <style:table-cell-properties style:vertical-align="top" fo:background-color="#ccffff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el1.B3" style:family="table-cell">
      <style:table-cell-properties style:vertical-align="top" fo:background-color="#ccffff" fo:padding="0.97m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.A4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4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Tabel1.A6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6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Tabel1.A8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8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ext_20_body">
      <style:text-properties officeooo:paragraph-rsid="000eadee"/>
    </style:style>
    <style:style style:name="P8" style:family="paragraph" style:parent-style-name="Heading_20_1">
      <style:text-properties fo:font-size="6pt" officeooo:paragraph-rsid="000eadee" style:font-size-asian="5.25pt" style:font-size-complex="6pt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m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placeholder text:placeholder-type="text">&lt;for each="o in objects"&gt;</text:placeholder></text:h>
      <text:h text:style-name="Heading_20_1" text:outline-level="1"><draw:a xlink:type="simple" xlink:href="" office:name="Logo"><draw:frame draw:style-name="fr1" draw:name="image: asimage(o.create_uid.company_id.logo)" text:anchor-type="paragraph" svg:y="0.11mm" svg:width="20mm" draw:z-index="0"><draw:text-box fo:min-height="4.99mm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if test="o.description"&gt;</text:placeholder></text:h>
      <text:h text:style-name="Heading_20_2" text:outline-level="2"><text:placeholder text:placeholder-type="text">&lt;translate('Introduction')&gt;</text:placeholder></text:h>
      <text:p text:style-name="Text_20_body"><text:placeholder text:placeholder-type="text">&lt;o.description&gt;</text:placeholder></text:p>
      <text:p text:style-name="Text_20_body"><text:placeholder text:placeholder-type="text">&lt;/if&gt;</text:placeholder></text:p>
      <text:h text:style-name="Heading_20_2" text:outline-level="2"><text:placeholder text:placeholder-type="text">&lt;translate("Use cases")&gt;</text:placeholder></text:h>
      <text:p text:style-name="P2"><text:placeholder text:placeholder-type="text">&lt;for each="u in o.use_case_ids"&gt;</text:placeholder></text:p>
      <text:p text:style-name="P2"><text:placeholder text:placeholder-type="text">&lt;if test="u.active == True"&gt;</text:placeholder></text:p>
      <text:p text:style-name="P2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">Use Case</text:p>
          </table:table-cell>
          <table:table-cell table:style-name="Tabel1.B1" office:value-type="string">
            <text:p text:style-name="P4"><text:placeholder text:placeholder-type="text">&lt;u.number&gt;</text:placeholder>. <text:placeholder text:placeholder-type="text">&lt;u.name&gt;</text:placeholder></text:p>
          </table:table-cell>
        </table:table-row>
        <table:table-row table:style-name="Tabel1.1">
          <table:table-cell table:style-name="Tabel1.A6" office:value-type="string">
            <text:p text:style-name="P6">Actor</text:p>
          </table:table-cell>
          <table:table-cell table:style-name="Tabel1.B6" office:value-type="string">
            <text:p text:style-name="P6"><text:placeholder text:placeholder-type="text">&lt;", ".join([a.name for a in u.actor_ids])&gt;</text:placeholder></text:p>
          </table:table-cell>
        </table:table-row>
        <table:table-row table:style-name="Tabel1.1">
          <table:table-cell table:style-name="Tabel1.A3" office:value-type="string">
            <text:p text:style-name="P6">Precondition</text:p>
          </table:table-cell>
          <table:table-cell table:style-name="Tabel1.B3" office:value-type="string">
            <text:p text:style-name="P6"><text:placeholder text:placeholder-type="text">&lt;u.precondition or '-'&gt;</text:placeholder></text:p>
          </table:table-cell>
        </table:table-row>
        <table:table-row table:style-name="Tabel1.1">
          <table:table-cell table:style-name="Tabel1.A6" office:value-type="string">
            <text:p text:style-name="P6">Description</text:p>
          </table:table-cell>
          <table:table-cell table:style-name="Tabel1.B6" office:value-type="string">
            <text:p text:style-name="P6"><text:placeholder text:placeholder-type="text">&lt;u.description&gt;</text:placeholder></text:p>
          </table:table-cell>
        </table:table-row>
        <table:table-row table:style-name="Tabel1.1">
          <table:table-cell table:style-name="Tabel1.A3" office:value-type="string">
            <text:p text:style-name="P6">Result</text:p>
          </table:table-cell>
          <table:table-cell table:style-name="Tabel1.B3" office:value-type="string">
            <text:p text:style-name="P6"><text:placeholder text:placeholder-type="text">&lt;u.result&gt;</text:placeholder></text:p>
          </table:table-cell>
        </table:table-row>
        <table:table-row table:style-name="Tabel1.1">
          <table:table-cell table:style-name="Tabel1.A6" office:value-type="string">
            <text:p text:style-name="P6">Exception</text:p>
          </table:table-cell>
          <table:table-cell table:style-name="Tabel1.B6" office:value-type="string">
            <text:p text:style-name="P6"><text:placeholder text:placeholder-type="text">&lt;u.exceptions or '-'&gt;</text:placeholder></text:p>
          </table:table-cell>
        </table:table-row>
        <table:table-row table:style-name="Tabel1.1">
          <table:table-cell table:style-name="Tabel1.A3" office:value-type="string">
            <text:p text:style-name="P6">Implementation</text:p>
          </table:table-cell>
          <table:table-cell table:style-name="Tabel1.B3" office:value-type="string">
            <text:p text:style-name="P6"><text:placeholder text:placeholder-type="text">&lt;u.implementation or '-'&gt;</text:placeholder></text:p>
          </table:table-cell>
        </table:table-row>
        <table:table-row table:style-name="Tabel1.1">
          <table:table-cell table:style-name="Tabel1.A8" office:value-type="string">
            <text:p text:style-name="P6">Workload</text:p>
          </table:table-cell>
          <table:table-cell table:style-name="Tabel1.B8" office:value-type="string">
            <text:p text:style-name="P6"><text:placeholder text:placeholder-type="text">&lt;for each="w in u.workload_ids"&gt;</text:placeholder></text:p>
            <text:p text:style-name="P5"><text:placeholder text:placeholder-type="text">&lt;w.optional and "(" + translate('Optional') + ") " or ""&gt;</text:placeholder><text:placeholder text:placeholder-type="text">&lt;w.name and (w.name + ": ") or ""&gt;</text:placeholder><text:placeholder text:placeholder-type="text">&lt;formatLang(w.hours)&gt;</text:placeholder> <text:placeholder text:placeholder-type="text">&lt;translate('Hours')&gt;</text:placeholder></text:p>
            <text:p text:style-name="P6"><text:placeholder text:placeholder-type="text">&lt;/for&gt;</text:placeholder></text:p>
          </table:table-cell>
        </table:table-row>
      </table:table>
      <text:p text:style-name="P3"/>
      <text:p text:style-name="P3"><text:placeholder text:placeholder-type="text">&lt;/if&gt;</text:placeholder></text:p>
      <text:p text:style-name="P3"><text:placeholder text:placeholder-type="text">&lt;/for&gt;</text:placeholder></text:p>
      <text:p text:style-name="P7"><text:placeholder text:placeholder-type="text">&lt;translate('Total number of hours')&gt;</text:placeholder>: <text:placeholder text:placeholder-type="text">&lt;formatLang(o.hours_total)&gt;</text:placeholder> <text:placeholder text:placeholder-type="text">&lt;o.hours_total_optional and (translate('of which') + " " + str(formatLang(o.hours_total_optional)) + " " + translate('optional')) or ""&gt;</text:placeholder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1</text:page-number> <text:placeholder text:placeholder-type="text">&lt;translate('of')&gt;</text:placeholder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4-07-14T15:24:17.665452861</dc:date>
    <meta:editing-duration>PT5H5M49S</meta:editing-duration>
    <meta:editing-cycles>63</meta:editing-cycles>
    <meta:generator>LibreOffice/4.2.5.2$Linux_X86_64 LibreOffice_project/420m0$Build-2</meta:generator>
    <meta:document-statistic meta:table-count="1" meta:image-count="0" meta:object-count="0" meta:page-count="1" meta:paragraph-count="36" meta:word-count="119" meta:character-count="1082" meta:non-whitespace-character-count="999"/>
  </office:meta>
</office:document-meta>
</file>